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stroke="none" svg:stroke-color="#000000" draw:fill="none" draw:fill-color="#ffffff" fo:min-height="1.045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623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523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dash" draw:stroke-dash="Line_20_Style_20_9" svg:stroke-width="0.081cm" svg:stroke-color="#1c1c1c" draw:marker-start-width="0.321cm" draw:marker-end-width="0.321cm" draw:fill-color="#ffffff" draw:opacity="10%" draw:textarea-horizontal-align="justify" draw:textarea-vertical-align="middle" draw:auto-grow-height="false" fo:min-height="0.75cm" fo:min-width="7.7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standard">
      <style:graphic-properties svg:stroke-width="0.035cm" svg:stroke-color="#000000" draw:marker-start-width="0.253cm" draw:marker-end-width="0.253cm" svg:stroke-opacity="30%" draw:fill-color="#ffffff" draw:opacity="46%" draw:textarea-horizontal-align="justify" draw:textarea-vertical-align="middle" draw:auto-grow-height="false" fo:min-height="6.45cm" fo:min-width="10.8cm" fo:padding-top="0.143cm" fo:padding-bottom="0.143cm" fo:padding-left="0.268cm" fo:padding-right="0.268cm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85cm" fo:min-width="27.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388cm" fo:min-width="0.138cm"/>
    </style:style>
    <style:style style:name="gr18" style:family="graphic" style:parent-style-name="objectwithoutfill">
      <style:graphic-properties draw:fill="solid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45cm" fo:min-width="0.4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45cm" fo:min-width="0.7cm"/>
    </style:style>
    <style:style style:name="gr21" style:family="graphic" style:parent-style-name="standard">
      <style:graphic-properties draw:stroke="none" svg:stroke-color="#000000" draw:fill="none" draw:fill-color="#ffffff" fo:min-height="1.05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45cm" fo:min-width="0.2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55cm" fo:min-width="0.4cm"/>
    </style:style>
    <style:style style:name="gr24" style:family="graphic" style:parent-style-name="standard">
      <style:graphic-properties draw:stroke="none" svg:stroke-color="#000000" draw:fill="none" draw:fill-color="#ffffff" fo:min-height="2.221cm"/>
    </style:style>
    <style:style style:name="gr25" style:family="graphic" style:parent-style-name="standard">
      <style:graphic-properties draw:stroke="none" svg:stroke-color="#000000" draw:fill="none" draw:fill-color="#ffffff" fo:min-height="0.323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4.85cm" fo:min-width="3.5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4.85cm" fo:min-width="20.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65cm" fo:min-width="24.5cm"/>
    </style:style>
    <style:style style:name="gr29" style:family="graphic" style:parent-style-name="standard">
      <style:graphic-properties draw:textarea-horizontal-align="justify" draw:textarea-vertical-align="middle" draw:auto-grow-height="false" fo:min-height="0.25cm" fo:min-width="0.2cm"/>
    </style:style>
    <style:style style:name="gr30" style:family="graphic" style:parent-style-name="standard">
      <style:graphic-properties draw:stroke="none" svg:stroke-color="#000000" draw:fill="none" draw:fill-color="#ffffff" fo:min-height="1.183cm"/>
    </style:style>
    <style:style style:name="gr31" style:family="graphic" style:parent-style-name="standard">
      <style:graphic-properties draw:stroke="none" svg:stroke-color="#000000" draw:fill="none" draw:fill-color="#ffffff" fo:min-height="0.25cm"/>
    </style:style>
    <style:style style:name="gr32" style:family="graphic" style:parent-style-name="standard">
      <style:graphic-properties draw:stroke="none" svg:stroke-color="#000000" draw:fill="none" draw:fill-color="#ffffff" fo:min-height="1.25cm"/>
    </style:style>
    <style:style style:name="gr33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text-properties fo:font-size="12pt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-color="#ffffff" draw:opacity="10%"/>
      <style:paragraph-properties fo:text-align="center"/>
    </style:style>
    <style:style style:name="P9" style:family="paragraph">
      <loext:graphic-properties draw:fill-color="#ffffff" draw:opacity="46%"/>
      <style:paragraph-properties fo:text-align="center"/>
    </style:style>
    <style:style style:name="P10" style:family="paragraph">
      <style:text-properties fo:font-size="10pt"/>
    </style:style>
    <style:style style:name="P11" style:family="paragraph">
      <loext:graphic-properties draw:fill="none" draw:fill-color="#ffffff"/>
      <style:text-properties fo:font-size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Концепция" draw:style-name="dp1" draw:master-page-name="Обычный">
        <draw:frame draw:style-name="gr1" draw:text-style-name="P2" draw:layer="layout" svg:width="7.6cm" svg:height="1.2cm" svg:x="2cm" svg:y="1.6cm">
          <draw:text-box>
            <text:p text:style-name="P1">Единый аккаунт для всех <text:span text:style-name="T1">модулей</text:span> приложения</text:p>
          </draw:text-box>
        </draw:frame>
        <draw:frame draw:style-name="gr2" draw:text-style-name="P2" draw:layer="layout" svg:width="7.2cm" svg:height="1.295cm" svg:x="2cm" svg:y="3.205cm">
          <draw:text-box>
            <text:p text:style-name="P1">Создание единого интерфейса для написания новых модулей</text:p>
          </draw:text-box>
        </draw:frame>
      </draw:page>
      <draw:page draw:name="Общие положения" draw:style-name="dp1" draw:master-page-name="Обычный">
        <draw:frame draw:style-name="gr3" draw:text-style-name="P3" draw:layer="layout" svg:width="8.9cm" svg:height="1.1cm" svg:x="0.9cm" svg:y="1.8cm">
          <draw:text-box>
            <text:p>Техническая документация</text:p>
          </draw:text-box>
        </draw:frame>
        <draw:frame draw:style-name="gr4" draw:text-style-name="P5" draw:layer="layout" svg:width="7.2cm" svg:height="0.873cm" svg:x="1.4cm" svg:y="2.827cm">
          <draw:text-box>
            <text:p text:style-name="P4">Перечень оборудования</text:p>
          </draw:text-box>
        </draw:frame>
        <draw:frame draw:style-name="gr5" draw:text-style-name="P5" draw:layer="layout" svg:width="8cm" svg:height="0.806cm" svg:x="1.4cm" svg:y="3.7cm">
          <draw:text-box>
            <text:p text:style-name="P4">Техническое обслуживание</text:p>
          </draw:text-box>
        </draw:frame>
        <draw:frame draw:style-name="gr5" draw:text-style-name="P5" draw:layer="layout" svg:width="6.3cm" svg:height="0.806cm" svg:x="1.4cm" svg:y="4.5cm">
          <draw:text-box>
            <text:p text:style-name="P4">Инвентаризация</text:p>
          </draw:text-box>
        </draw:frame>
        <draw:frame draw:style-name="gr6" draw:text-style-name="P3" draw:layer="layout" svg:width="7.8cm" svg:height="0.962cm" svg:x="0.9cm" svg:y="6.338cm">
          <draw:text-box>
            <text:p>ВКС</text:p>
          </draw:text-box>
        </draw:frame>
        <draw:frame draw:style-name="gr7" draw:text-style-name="P7" draw:layer="layout" svg:width="7.4cm" svg:height="1.361cm" svg:x="1.4cm" svg:y="7.4cm">
          <draw:text-box>
            <text:p text:style-name="P6"><text:span text:style-name="T2">Только журнал ВКС</text:span></text:p>
          </draw:text-box>
        </draw:frame>
        <draw:frame draw:style-name="gr8" draw:text-style-name="P3" draw:layer="layout" svg:width="5.5cm" svg:height="1cm" svg:x="0.8cm" svg:y="8.8cm">
          <draw:text-box>
            <text:p>Календарь</text:p>
          </draw:text-box>
        </draw:frame>
        <draw:frame draw:style-name="gr5" draw:text-style-name="P7" draw:layer="layout" svg:width="6.1cm" svg:height="0.806cm" svg:x="1.5cm" svg:y="9.9cm">
          <draw:text-box>
            <text:p text:style-name="P6">Календари праздников</text:p>
          </draw:text-box>
        </draw:frame>
        <draw:frame draw:style-name="gr6" draw:text-style-name="P3" draw:layer="layout" svg:width="3.7cm" svg:height="0.962cm" svg:x="10.6cm" svg:y="1.8cm">
          <draw:text-box>
            <text:p>Контакты</text:p>
          </draw:text-box>
        </draw:frame>
        <draw:frame draw:style-name="gr6" draw:text-style-name="P7" draw:layer="layout" svg:width="3.9cm" svg:height="0.806cm" svg:x="11.3cm" svg:y="2.8cm">
          <draw:text-box>
            <text:p text:style-name="P6">АТС</text:p>
          </draw:text-box>
        </draw:frame>
        <draw:frame draw:style-name="gr7" draw:text-style-name="P5" draw:layer="layout" svg:width="4.8cm" svg:height="1.361cm" svg:x="11.2cm" svg:y="3.5cm">
          <draw:text-box>
            <text:p text:style-name="P4">Дни рождения</text:p>
          </draw:text-box>
        </draw:frame>
        <draw:frame draw:style-name="gr9" draw:text-style-name="P3" draw:layer="layout" svg:width="6.6cm" svg:height="0.962cm" svg:x="17.3cm" svg:y="1.827cm">
          <draw:text-box>
            <text:p>Делопроизводство</text:p>
          </draw:text-box>
        </draw:frame>
        <draw:frame draw:style-name="gr8" draw:text-style-name="P3" draw:layer="layout" svg:width="6.1cm" svg:height="1cm" svg:x="10.6cm" svg:y="5.7cm">
          <draw:text-box>
            <text:p>Документы</text:p>
          </draw:text-box>
        </draw:frame>
        <draw:frame draw:style-name="gr8" draw:text-style-name="P3" draw:layer="layout" svg:width="4.2cm" svg:height="1cm" svg:x="10.7cm" svg:y="8.8cm">
          <draw:text-box>
            <text:p>Wiki</text:p>
          </draw:text-box>
        </draw:frame>
        <draw:frame draw:style-name="gr10" draw:text-style-name="P5" draw:layer="layout" svg:width="8.1cm" svg:height="0.806cm" svg:x="17.8cm" svg:y="2.7cm">
          <draw:text-box>
            <text:p text:style-name="P4">Проверка делопроизводства</text:p>
          </draw:text-box>
        </draw:frame>
        <draw:frame draw:style-name="gr10" draw:text-style-name="P5" draw:layer="layout" svg:width="8.1cm" svg:height="0.806cm" svg:x="17.8cm" svg:y="3.5cm">
          <draw:text-box>
            <text:p text:style-name="P4">Ведение собственного дела</text:p>
          </draw:text-box>
        </draw:frame>
        <draw:frame draw:style-name="gr6" draw:text-style-name="P3" draw:layer="layout" svg:width="5.7cm" svg:height="0.962cm" svg:x="17.4cm" svg:y="5.8cm">
          <draw:text-box>
            <text:p>Картография</text:p>
          </draw:text-box>
        </draw:frame>
        <draw:frame draw:style-name="gr7" draw:text-style-name="P5" draw:layer="layout" svg:width="7.1cm" svg:height="1.361cm" svg:x="17.7cm" svg:y="6.8cm">
          <draw:text-box>
            <text:p text:style-name="P4">Карта Мурманской области</text:p>
          </draw:text-box>
        </draw:frame>
        <draw:frame draw:style-name="gr11" draw:text-style-name="P3" draw:layer="layout" svg:width="5.9cm" svg:height="1.673cm" svg:x="17.5cm" svg:y="8.6cm">
          <draw:text-box>
            <text:p>Люди</text:p>
          </draw:text-box>
        </draw:frame>
        <draw:frame draw:style-name="gr6" draw:text-style-name="P7" draw:layer="layout" svg:width="6.6cm" svg:height="0.806cm" svg:x="17.8cm" svg:y="9.5cm">
          <draw:text-box>
            <text:p text:style-name="P6">Календарь отпусков</text:p>
          </draw:text-box>
        </draw:frame>
        <draw:frame draw:style-name="gr6" draw:text-style-name="P7" draw:layer="layout" svg:width="6.6cm" svg:height="0.806cm" svg:x="17.8cm" svg:y="10.3cm">
          <draw:text-box>
            <text:p text:style-name="P6">Календарь дежурств</text:p>
          </draw:text-box>
        </draw:frame>
        <draw:frame draw:style-name="gr6" draw:text-style-name="P7" draw:layer="layout" svg:width="6.6cm" svg:height="0.806cm" svg:x="17.8cm" svg:y="11.1cm">
          <draw:text-box>
            <text:p text:style-name="P6">Отгулы</text:p>
          </draw:text-box>
        </draw:frame>
        <draw:frame draw:style-name="gr6" draw:text-style-name="P7" draw:layer="layout" svg:width="7.6cm" svg:height="0.806cm" svg:x="1.5cm" svg:y="10.7cm">
          <draw:text-box>
            <text:p text:style-name="P6">Производственный календарь</text:p>
          </draw:text-box>
        </draw:frame>
        <draw:frame draw:style-name="gr6" draw:text-style-name="P7" draw:layer="layout" svg:width="6.6cm" svg:height="0.806cm" svg:x="17.8cm" svg:y="11.8cm">
          <draw:text-box>
            <text:p text:style-name="P6">Переработка</text:p>
          </draw:text-box>
        </draw:frame>
        <draw:custom-shape draw:style-name="gr12" draw:text-style-name="P8" draw:layer="layout" svg:width="8.2cm" svg:height="1cm" svg:x="1cm" svg:y="9.8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4.5cm" svg:height="0.962cm" svg:x="17.5cm" svg:y="13.2cm">
          <draw:text-box>
            <text:p>Новости</text:p>
          </draw:text-box>
        </draw:frame>
        <draw:frame draw:style-name="gr13" draw:text-style-name="P7" draw:layer="layout" svg:width="5.7cm" svg:height="0.9cm" svg:x="17.8cm" svg:y="14.1cm">
          <draw:text-box>
            <text:p text:style-name="P6">Новости каждый день</text:p>
          </draw:text-box>
        </draw:frame>
        <draw:custom-shape draw:style-name="gr14" draw:text-style-name="P9" draw:layer="layout" svg:width="11.3cm" svg:height="6.7cm" svg:x="16.1cm" svg:y="1.5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3.3cm" svg:height="0.645cm" svg:x="24.7cm" svg:y="1.5cm">
          <draw:text-box>
            <text:p text:style-name="P10">факультатив</text:p>
          </draw:text-box>
        </draw:frame>
      </draw:page>
      <draw:page draw:name="page3" draw:style-name="dp1" draw:master-page-name="Обычный">
        <draw:custom-shape draw:style-name="gr16" draw:text-style-name="P12" draw:layer="layout" svg:width="27.7cm" svg:height="1.1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9cm" svg:height="0.9cm" svg:x="27.6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3" draw:layer="layout" svg:x1="28.1cm" svg:y1="2cm" svg:x2="26.8cm" svg:y2="4.4cm">
          <text:p/>
        </draw:line>
        <draw:frame draw:style-name="gr5" draw:text-style-name="P3" draw:layer="layout" svg:width="3.3cm" svg:height="0.806cm" svg:x="25.2cm" svg:y="4.2cm">
          <draw:text-box>
            <text:p><text:span text:style-name="T2">Профиль</text:span></text:p>
          </draw:text-box>
        </draw:frame>
        <draw:custom-shape draw:style-name="gr19" draw:text-style-name="P12" draw:layer="layout" svg:width="0.9cm" svg:height="0.7cm" svg:x="26cm" svg:y="1.2cm">
          <text:p/>
          <draw:enhanced-geometry svg:viewBox="0 0 21600 21600" draw:type="rectangle" draw:enhanced-path="M 0 0 L 21600 0 21600 21600 0 21600 0 0 Z N"/>
        </draw:custom-shape>
        <draw:line draw:style-name="gr18" draw:text-style-name="P13" draw:layer="layout" svg:x1="26.4cm" svg:y1="1.9cm" svg:x2="24.3cm" svg:y2="5.1cm">
          <text:p/>
        </draw:line>
        <draw:frame draw:style-name="gr5" draw:text-style-name="P5" draw:layer="layout" svg:width="5.1cm" svg:height="0.806cm" svg:x="22.1cm" svg:y="5.2cm">
          <draw:text-box>
            <text:p text:style-name="P4">Меню приложений</text:p>
          </draw:text-box>
        </draw:frame>
        <draw:custom-shape draw:style-name="gr20" draw:text-style-name="P12" draw:layer="layout" svg:width="1.2cm" svg:height="0.7cm" svg:x="2.4cm" svg:y="1.2cm">
          <text:p/>
          <draw:enhanced-geometry svg:viewBox="0 0 21600 21600" draw:type="rectangle" draw:enhanced-path="M 0 0 L 21600 0 21600 21600 0 21600 0 0 Z N"/>
        </draw:custom-shape>
        <draw:line draw:style-name="gr18" draw:text-style-name="P13" draw:layer="layout" svg:x1="3.3cm" svg:y1="1.9cm" svg:x2="3.9cm" svg:y2="4.4cm">
          <text:p/>
        </draw:line>
        <draw:frame draw:style-name="gr21" draw:text-style-name="P5" draw:layer="layout" svg:width="3.3cm" svg:height="1.3cm" svg:x="3.4cm" svg:y="4.2cm">
          <draw:text-box>
            <text:p text:style-name="P4">Курица</text:p>
          </draw:text-box>
        </draw:frame>
        <draw:custom-shape draw:style-name="gr22" draw:text-style-name="P12" draw:layer="layout" svg:width="0.7cm" svg:height="0.7cm" svg:x="1.3cm" svg:y="1.2cm">
          <text:p/>
          <draw:enhanced-geometry svg:viewBox="0 0 21600 21600" draw:type="rectangle" draw:enhanced-path="M 0 0 L 21600 0 21600 21600 0 21600 0 0 Z N"/>
        </draw:custom-shape>
        <draw:line draw:style-name="gr18" draw:text-style-name="P13" draw:layer="layout" svg:x1="1.7cm" svg:y1="1.9cm" svg:x2="2.2cm" svg:y2="5.2cm">
          <text:p/>
        </draw:line>
        <draw:frame draw:style-name="gr21" draw:text-style-name="P5" draw:layer="layout" svg:width="3.7cm" svg:height="1.3cm" svg:x="1.3cm" svg:y="5.1cm">
          <draw:text-box>
            <text:p text:style-name="P4">Меню</text:p>
          </draw:text-box>
        </draw:frame>
        <draw:custom-shape draw:style-name="gr23" draw:text-style-name="P12" draw:layer="layout" svg:width="0.9cm" svg:height="0.8cm" svg:x="24.4cm" svg:y="1.1cm">
          <text:p/>
          <draw:enhanced-geometry svg:viewBox="0 0 21600 21600" draw:type="rectangle" draw:enhanced-path="M 0 0 L 21600 0 21600 21600 0 21600 0 0 Z N"/>
        </draw:custom-shape>
        <draw:line draw:style-name="gr18" draw:text-style-name="P13" draw:layer="layout" svg:x1="24.7cm" svg:y1="1.9cm" svg:x2="21.7cm" svg:y2="4.1cm">
          <text:p/>
        </draw:line>
        <draw:frame draw:style-name="gr24" draw:text-style-name="P5" draw:layer="layout" svg:width="4cm" svg:height="2.471cm" svg:x="18.5cm" svg:y="3.7cm">
          <draw:text-box>
            <text:p text:style-name="P4">Шестеренки</text:p>
            <text:p text:style-name="P4">настройки (для каждого приложения)</text:p>
          </draw:text-box>
        </draw:frame>
        <draw:frame draw:style-name="gr25" draw:text-style-name="P3" draw:layer="layout" svg:width="10.5cm" svg:height="0.962cm" svg:x="4cm" svg:y="1.027cm">
          <draw:text-box>
            <text:p>Наименование приложения</text:p>
          </draw:text-box>
        </draw:frame>
        <draw:custom-shape draw:style-name="gr19" draw:text-style-name="P12" draw:layer="layout" svg:width="0.9cm" svg:height="0.7cm" svg:x="22.8cm" svg:y="1.2cm">
          <text:p/>
          <draw:enhanced-geometry svg:viewBox="0 0 21600 21600" draw:type="rectangle" draw:enhanced-path="M 0 0 L 21600 0 21600 21600 0 21600 0 0 Z N"/>
        </draw:custom-shape>
        <draw:line draw:style-name="gr18" draw:text-style-name="P13" draw:layer="layout" svg:x1="23.2cm" svg:y1="1.9cm" svg:x2="15.1cm" svg:y2="5cm">
          <text:p/>
        </draw:line>
        <draw:frame draw:style-name="gr3" draw:text-style-name="P5" draw:layer="layout" svg:width="3.6cm" svg:height="1.1cm" svg:x="13.4cm" svg:y="4.9cm">
          <draw:text-box>
            <text:p text:style-name="P4">Оповещение</text:p>
          </draw:text-box>
        </draw:frame>
      </draw:page>
      <draw:page draw:name="ВКС" draw:style-name="dp1" draw:master-page-name="Обычный">
        <draw:custom-shape draw:style-name="gr26" draw:text-style-name="P12" draw:layer="layout" svg:width="4cm" svg:height="15.1cm" svg:x="2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1cm" svg:height="15.1cm" svg:x="6cm" svg:y="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5cm" svg:height="0.9cm" svg:x="2cm" svg:y="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0.7cm" svg:height="0.5cm" svg:x="2.3cm" svg:y="2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0.7cm" svg:height="0.5cm" svg:x="3.4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3cm" svg:height="0.962cm" svg:x="4.4cm" svg:y="2cm">
          <draw:text-box>
            <text:p>Журнал ВКС</text:p>
          </draw:text-box>
        </draw:frame>
        <draw:custom-shape draw:style-name="gr29" draw:text-style-name="P14" draw:layer="layout" svg:width="0.7cm" svg:height="0.5cm" svg:x="25.6cm" svg:y="2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0.7cm" svg:height="0.5cm" svg:x="24.5cm" svg:y="2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0.7cm" svg:height="0.5cm" svg:x="23.4cm" svg:y="2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0.7cm" svg:height="0.5cm" svg:x="22.3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3.2cm" svg:height="0.7cm" svg:x="2cm" svg:y="3.9cm">
          <draw:text-box>
            <text:p text:style-name="P10">Добавить сеанс</text:p>
          </draw:text-box>
        </draw:frame>
        <draw:frame draw:style-name="gr30" draw:text-style-name="P11" draw:layer="layout" svg:width="4.6cm" svg:height="1.433cm" svg:x="2cm" svg:y="4.5cm">
          <draw:text-box>
            <text:p text:style-name="P10">Добавить прошедший сеанс</text:p>
          </draw:text-box>
        </draw:frame>
        <draw:frame draw:style-name="gr31" draw:text-style-name="P11" draw:layer="layout" svg:width="3.8cm" svg:height="0.645cm" svg:x="2cm" svg:y="5.5cm">
          <draw:text-box>
            <text:p text:style-name="P10">Подтвердить сеанс</text:p>
          </draw:text-box>
        </draw:frame>
        <draw:frame draw:style-name="gr31" draw:text-style-name="P11" draw:layer="layout" svg:width="3.8cm" svg:height="0.645cm" svg:x="2cm" svg:y="6.601cm">
          <draw:text-box>
            <text:p text:style-name="P10">Архив сеансов</text:p>
          </draw:text-box>
        </draw:frame>
        <draw:frame draw:style-name="gr31" draw:text-style-name="P11" draw:layer="layout" svg:width="3.8cm" svg:height="0.645cm" svg:x="2cm" svg:y="7.202cm">
          <draw:text-box>
            <text:p text:style-name="P10">Статистика</text:p>
          </draw:text-box>
        </draw:frame>
        <draw:frame draw:style-name="gr31" draw:text-style-name="P11" draw:layer="layout" svg:width="3.8cm" svg:height="0.645cm" svg:x="2cm" svg:y="8.203cm">
          <draw:text-box>
            <text:p text:style-name="P10">Корзина</text:p>
          </draw:text-box>
        </draw:frame>
      </draw:page>
      <draw:page draw:name="Сотрудники" draw:style-name="dp1" draw:master-page-name="Обычный">
        <draw:frame draw:style-name="gr32" draw:text-style-name="P3" draw:layer="layout" svg:width="5.4cm" svg:height="1.5cm" svg:x="2.8cm" svg:y="2.2cm">
          <draw:text-box>
            <text:p>Люди</text:p>
          </draw:text-box>
        </draw:frame>
        <draw:frame draw:style-name="gr32" draw:text-style-name="P7" draw:layer="layout" svg:width="5.4cm" svg:height="1.5cm" svg:x="2.8cm" svg:y="4cm">
          <draw:text-box>
            <text:p text:style-name="P6"><text:span text:style-name="T2">Отпуска</text:span></text:p>
          </draw:text-box>
        </draw:frame>
        <draw:frame draw:style-name="gr32" draw:text-style-name="P7" draw:layer="layout" svg:width="5.4cm" svg:height="1.5cm" svg:x="2.8cm" svg:y="5.1cm">
          <draw:text-box>
            <text:p text:style-name="P6"><text:span text:style-name="T2">Дежурства</text:span></text:p>
          </draw:text-box>
        </draw:frame>
        <draw:frame draw:style-name="gr32" draw:text-style-name="P7" draw:layer="layout" svg:width="5.4cm" svg:height="1.5cm" svg:x="2.8cm" svg:y="6.4cm">
          <draw:text-box>
            <text:p text:style-name="P6"><text:span text:style-name="T2">Больничные</text:span></text:p>
          </draw:text-box>
        </draw:frame>
        <draw:frame draw:style-name="gr32" draw:text-style-name="P7" draw:layer="layout" svg:width="5.4cm" svg:height="1.5cm" svg:x="2.8cm" svg:y="7.8cm">
          <draw:text-box>
            <text:p text:style-name="P6"><text:span text:style-name="T2">Командировки</text:span></text:p>
          </draw:text-box>
        </draw:frame>
        <draw:frame draw:style-name="gr32" draw:text-style-name="P7" draw:layer="layout" svg:width="5.4cm" svg:height="1.5cm" svg:x="9.9cm" svg:y="4cm">
          <draw:text-box>
            <text:p text:style-name="P6"><text:span text:style-name="T2">Переработка</text:span></text:p>
          </draw:text-box>
        </draw:frame>
        <draw:frame draw:style-name="gr32" draw:text-style-name="P7" draw:layer="layout" svg:width="5.4cm" svg:height="1.5cm" svg:x="9.9cm" svg:y="5.1cm">
          <draw:text-box>
            <text:p text:style-name="P6"><text:span text:style-name="T2">Отгулы</text:span></text:p>
          </draw:text-box>
        </draw:frame>
      </draw:page>
      <draw:page draw:name="Календарь" draw:style-name="dp1" draw:master-page-name="Обычный">
        <draw:frame draw:style-name="gr33" draw:text-style-name="P3" draw:layer="layout" svg:width="6.9cm" svg:height="1.6cm" svg:x="2.8cm" svg:y="1.7cm">
          <draw:text-box>
            <text:p>Календарь</text:p>
          </draw:text-box>
        </draw:frame>
        <draw:frame draw:style-name="gr33" draw:text-style-name="P3" draw:layer="layout" svg:width="6.9cm" svg:height="1.6cm" svg:x="2.8cm" svg:y="3.8cm">
          <draw:text-box>
            <text:p>Планировщик дел</text:p>
          </draw:text-box>
        </draw:frame>
        <draw:frame draw:style-name="gr11" draw:text-style-name="P3" draw:layer="layout" svg:width="9.6cm" svg:height="1.673cm" svg:x="13.5cm" svg:y="1.7cm">
          <draw:text-box>
            <text:p>Производственный календарь</text:p>
          </draw:text-box>
        </draw:frame>
        <draw:frame draw:style-name="gr11" draw:text-style-name="P3" draw:layer="layout" svg:width="9.6cm" svg:height="1.673cm" svg:x="13.5cm" svg:y="3.001cm">
          <draw:text-box>
            <text:p>Календарь праздников</text:p>
          </draw:text-box>
        </draw:frame>
      </draw:page>
      <draw:page draw:name="page7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3:01:07.715000000</meta:creation-date>
    <meta:generator>LibreOffice/6.2.2.2$Windows_x86 LibreOffice_project/2b840030fec2aae0fd2658d8d4f9548af4e3518d</meta:generator>
    <dc:date>2019-07-04T23:09:28.570000000</dc:date>
    <meta:editing-duration>PT23H8M14S</meta:editing-duration>
    <meta:editing-cycles>22</meta:editing-cycles>
    <meta:document-statistic meta:object-count="78"/>
  </office:meta>
</office:document-meta>
</file>